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A1]/[.B1]" table:style-name="ce1">
            <text:p>1</text:p>
          </table:table-cell>
          <table:table-cell office:value-type="float" office:value="240" table:formula="of:=[.C1]*240" table:style-name="ce1">
            <text:p>240</text:p>
          </table:table-cell>
          <table:table-cell office:value-type="float" office:value="4.1666666666666666E-3" table:formula="of:=1/[.D1]" table:style-name="ce1">
            <text:p>0.004166667</text:p>
          </table:table-cell>
          <table:table-cell office:value-type="float" office:value="4166.666666666667" table:formula="of:=[.E1]*10^6" table:style-name="ce1">
            <text:p>4166.666667</text:p>
          </table:table-cell>
          <table:table-cell office:value-type="float" office:value="4116.666666666667" table:formula="of:=[.F1]-50" table:style-name="ce1">
            <text:p>4116.666667</text:p>
          </table:table-cell>
          <table:table-cell office:value-type="string" office:string-value="1014" table:formula="of:=DEC2HEX([.G1])" table:style-name="ce1">
            <text:p>1014</text:p>
          </table:table-cell>
          <table:table-cell office:value-type="string" table:style-name="ce1">
            <text:p>sa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.0666666666666667" table:formula="of:=[.A2]/[.B2]" table:style-name="ce1">
            <text:p>1.066666667</text:p>
          </table:table-cell>
          <table:table-cell office:value-type="float" office:value="256" table:formula="of:=[.C2]*240" table:style-name="ce1">
            <text:p>256</text:p>
          </table:table-cell>
          <table:table-cell office:value-type="float" office:value="3.90625E-3" table:formula="of:=1/[.D2]" table:style-name="ce1">
            <text:p>0.00390625</text:p>
          </table:table-cell>
          <table:table-cell office:value-type="float" office:value="3906.25" table:formula="of:=[.E2]*10^6" table:style-name="ce1">
            <text:p>3906.25</text:p>
          </table:table-cell>
          <table:table-cell office:value-type="float" office:value="3856.25" table:formula="of:=[.F2]-50" table:style-name="ce1">
            <text:p>3856.25</text:p>
          </table:table-cell>
          <table:table-cell office:value-type="string" office:string-value="F10" table:formula="of:=DEC2HEX([.G2])" table:style-name="ce1">
            <text:p>F10</text:p>
          </table:table-cell>
          <table:table-cell office:value-type="string" table:style-name="ce1">
            <text:p>kre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.125" table:formula="of:=[.A3]/[.B3]" table:style-name="ce1">
            <text:p>1.125</text:p>
          </table:table-cell>
          <table:table-cell office:value-type="float" office:value="270" table:formula="of:=[.C3]*240" table:style-name="ce1">
            <text:p>270</text:p>
          </table:table-cell>
          <table:table-cell office:value-type="float" office:value="3.7037037037037038E-3" table:formula="of:=1/[.D3]" table:style-name="ce1">
            <text:p>0.003703704</text:p>
          </table:table-cell>
          <table:table-cell office:value-type="float" office:value="3703.7037037037039" table:formula="of:=[.E3]*10^6" table:style-name="ce1">
            <text:p>3703.703704</text:p>
          </table:table-cell>
          <table:table-cell office:value-type="float" office:value="3653.7037037037039" table:formula="of:=[.F3]-50" table:style-name="ce1">
            <text:p>3653.703704</text:p>
          </table:table-cell>
          <table:table-cell office:value-type="string" office:string-value="E45" table:formula="of:=DEC2HEX([.G3])" table:style-name="ce1">
            <text:p>E45</text:p>
          </table:table-cell>
          <table:table-cell office:value-type="string" table:style-name="ce1">
            <text:p>re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.2" table:formula="of:=[.A4]/[.B4]" table:style-name="ce1">
            <text:p>1.2</text:p>
          </table:table-cell>
          <table:table-cell office:value-type="float" office:value="288" table:formula="of:=[.C4]*240" table:style-name="ce1">
            <text:p>288</text:p>
          </table:table-cell>
          <table:table-cell office:value-type="float" office:value="3.472222222222222E-3" table:formula="of:=1/[.D4]" table:style-name="ce1">
            <text:p>0.003472222</text:p>
          </table:table-cell>
          <table:table-cell office:value-type="float" office:value="3472.2222222222222" table:formula="of:=[.E4]*10^6" table:style-name="ce1">
            <text:p>3472.222222</text:p>
          </table:table-cell>
          <table:table-cell office:value-type="float" office:value="3422.2222222222222" table:formula="of:=[.F4]-50" table:style-name="ce1">
            <text:p>3422.222222</text:p>
          </table:table-cell>
          <table:table-cell office:value-type="string" office:string-value="D5E" table:formula="of:=DEC2HEX([.G4])" table:style-name="ce1">
            <text:p>D5E</text:p>
          </table:table-cell>
          <table:table-cell office:value-type="string" table:style-name="ce1">
            <text:p>kga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.25" table:formula="of:=[.A5]/[.B5]" table:style-name="ce1">
            <text:p>1.25</text:p>
          </table:table-cell>
          <table:table-cell office:value-type="float" office:value="300" table:formula="of:=[.C5]*240" table:style-name="ce1">
            <text:p>300</text:p>
          </table:table-cell>
          <table:table-cell office:value-type="float" office:value="3.3333333333333335E-3" table:formula="of:=1/[.D5]" table:style-name="ce1">
            <text:p>0.003333333</text:p>
          </table:table-cell>
          <table:table-cell office:value-type="float" office:value="3333.3333333333335" table:formula="of:=[.E5]*10^6" table:style-name="ce1">
            <text:p>3333.333333</text:p>
          </table:table-cell>
          <table:table-cell office:value-type="float" office:value="3283.3333333333335" table:formula="of:=[.F5]-50" table:style-name="ce1">
            <text:p>3283.333333</text:p>
          </table:table-cell>
          <table:table-cell office:value-type="string" office:string-value="CD3" table:formula="of:=DEC2HEX([.G5])" table:style-name="ce1">
            <text:p>CD3</text:p>
          </table:table-cell>
          <table:table-cell office:value-type="string" table:style-name="ce1">
            <text:p>ga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.3333333333333333" table:formula="of:=[.A6]/[.B6]" table:style-name="ce1">
            <text:p>1.333333333</text:p>
          </table:table-cell>
          <table:table-cell office:value-type="float" office:value="320" table:formula="of:=[.C6]*240" table:style-name="ce1">
            <text:p>320</text:p>
          </table:table-cell>
          <table:table-cell office:value-type="float" office:value="3.1250000000000002E-3" table:formula="of:=1/[.D6]" table:style-name="ce1">
            <text:p>0.003125</text:p>
          </table:table-cell>
          <table:table-cell office:value-type="float" office:value="3125" table:formula="of:=[.E6]*10^6" table:style-name="ce1">
            <text:p>3125</text:p>
          </table:table-cell>
          <table:table-cell office:value-type="float" office:value="3075" table:formula="of:=[.F6]-50" table:style-name="ce1">
            <text:p>3075</text:p>
          </table:table-cell>
          <table:table-cell office:value-type="string" office:string-value="C03" table:formula="of:=DEC2HEX([.G6])" table:style-name="ce1">
            <text:p>C03</text:p>
          </table:table-cell>
          <table:table-cell office:value-type="string" table:style-name="ce1">
            <text:p>ma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5" table:style-name="ce1">
            <text:p>45</text:p>
          </table:table-cell>
          <table:table-cell office:value-type="float" office:value="1.4222222222222223" table:formula="of:=[.A7]/[.B7]" table:style-name="ce1">
            <text:p>1.422222222</text:p>
          </table:table-cell>
          <table:table-cell office:value-type="float" office:value="341.33333333333337" table:formula="of:=[.C7]*240" table:style-name="ce1">
            <text:p>341.3333333</text:p>
          </table:table-cell>
          <table:table-cell office:value-type="float" office:value="2.9296874999999996E-3" table:formula="of:=1/[.D7]" table:style-name="ce1">
            <text:p>0.002929688</text:p>
          </table:table-cell>
          <table:table-cell office:value-type="float" office:value="2929.6874999999995" table:formula="of:=[.E7]*10^6" table:style-name="ce1">
            <text:p>2929.6875</text:p>
          </table:table-cell>
          <table:table-cell office:value-type="float" office:value="2879.6874999999995" table:formula="of:=[.F7]-50" table:style-name="ce1">
            <text:p>2879.6875</text:p>
          </table:table-cell>
          <table:table-cell office:value-type="string" office:string-value="B3F" table:formula="of:=DEC2HEX([.G7])" table:style-name="ce1">
            <text:p>B3F</text:p>
          </table:table-cell>
          <table:table-cell office:value-type="string" table:style-name="ce1">
            <text:p>tma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.5" table:formula="of:=[.A8]/[.B8]" table:style-name="ce1">
            <text:p>1.5</text:p>
          </table:table-cell>
          <table:table-cell office:value-type="float" office:value="360" table:formula="of:=[.C8]*240" table:style-name="ce1">
            <text:p>360</text:p>
          </table:table-cell>
          <table:table-cell office:value-type="float" office:value="2.7777777777777779E-3" table:formula="of:=1/[.D8]" table:style-name="ce1">
            <text:p>0.002777778</text:p>
          </table:table-cell>
          <table:table-cell office:value-type="float" office:value="2777.7777777777778" table:formula="of:=[.E8]*10^6" table:style-name="ce1">
            <text:p>2777.777778</text:p>
          </table:table-cell>
          <table:table-cell office:value-type="float" office:value="2727.7777777777778" table:formula="of:=[.F8]-50" table:style-name="ce1">
            <text:p>2727.777778</text:p>
          </table:table-cell>
          <table:table-cell office:value-type="string" office:string-value="AA7" table:formula="of:=DEC2HEX([.G8])" table:style-name="ce1">
            <text:p>AA7</text:p>
          </table:table-cell>
          <table:table-cell office:value-type="string" table:style-name="ce1">
            <text:p>pa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.6" table:formula="of:=[.A9]/[.B9]" table:style-name="ce1">
            <text:p>1.6</text:p>
          </table:table-cell>
          <table:table-cell office:value-type="float" office:value="384" table:formula="of:=[.C9]*240" table:style-name="ce1">
            <text:p>384</text:p>
          </table:table-cell>
          <table:table-cell office:value-type="float" office:value="2.6041666666666665E-3" table:formula="of:=1/[.D9]" table:style-name="ce1">
            <text:p>0.002604167</text:p>
          </table:table-cell>
          <table:table-cell office:value-type="float" office:value="2604.1666666666665" table:formula="of:=[.E9]*10^6" table:style-name="ce1">
            <text:p>2604.166667</text:p>
          </table:table-cell>
          <table:table-cell office:value-type="float" office:value="2554.1666666666665" table:formula="of:=[.F9]-50" table:style-name="ce1">
            <text:p>2554.166667</text:p>
          </table:table-cell>
          <table:table-cell office:value-type="string" office:string-value="9FA" table:formula="of:=DEC2HEX([.G9])" table:style-name="ce1">
            <text:p>9FA</text:p>
          </table:table-cell>
          <table:table-cell office:value-type="string" table:style-name="ce1">
            <text:p>kdha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666666666666667" table:formula="of:=[.A10]/[.B10]" table:style-name="ce1">
            <text:p>1.666666667</text:p>
          </table:table-cell>
          <table:table-cell office:value-type="float" office:value="400" table:formula="of:=[.C10]*240" table:style-name="ce1">
            <text:p>400</text:p>
          </table:table-cell>
          <table:table-cell office:value-type="float" office:value="2.5000000000000001E-3" table:formula="of:=1/[.D10]" table:style-name="ce1">
            <text:p>0.0025</text:p>
          </table:table-cell>
          <table:table-cell office:value-type="float" office:value="2500" table:formula="of:=[.E10]*10^6" table:style-name="ce1">
            <text:p>2500</text:p>
          </table:table-cell>
          <table:table-cell office:value-type="float" office:value="2450" table:formula="of:=[.F10]-50" table:style-name="ce1">
            <text:p>2450</text:p>
          </table:table-cell>
          <table:table-cell office:value-type="string" office:string-value="992" table:formula="of:=DEC2HEX([.G10])" table:style-name="ce1">
            <text:p>992</text:p>
          </table:table-cell>
          <table:table-cell office:value-type="string" table:style-name="ce1">
            <text:p>dha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1.7777777777777777" table:formula="of:=[.A11]/[.B11]" table:style-name="ce1">
            <text:p>1.777777778</text:p>
          </table:table-cell>
          <table:table-cell office:value-type="float" office:value="426.66666666666663" table:formula="of:=[.C11]*240" table:style-name="ce1">
            <text:p>426.6666667</text:p>
          </table:table-cell>
          <table:table-cell office:value-type="float" office:value="2.3437500000000003E-3" table:formula="of:=1/[.D11]" table:style-name="ce1">
            <text:p>0.00234375</text:p>
          </table:table-cell>
          <table:table-cell office:value-type="float" office:value="2343.7500000000005" table:formula="of:=[.E11]*10^6" table:style-name="ce1">
            <text:p>2343.75</text:p>
          </table:table-cell>
          <table:table-cell office:value-type="float" office:value="2293.7500000000005" table:formula="of:=[.F11]-50" table:style-name="ce1">
            <text:p>2293.75</text:p>
          </table:table-cell>
          <table:table-cell office:value-type="string" office:string-value="8F5" table:formula="of:=DEC2HEX([.G11])" table:style-name="ce1">
            <text:p>8F5</text:p>
          </table:table-cell>
          <table:table-cell office:value-type="string" table:style-name="ce1">
            <text:p>ni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.875" table:formula="of:=[.A12]/[.B12]" table:style-name="ce1">
            <text:p>1.875</text:p>
          </table:table-cell>
          <table:table-cell office:value-type="float" office:value="450" table:formula="of:=[.C12]*240" table:style-name="ce1">
            <text:p>450</text:p>
          </table:table-cell>
          <table:table-cell office:value-type="float" office:value="2.2222222222222222E-3" table:formula="of:=1/[.D12]" table:style-name="ce1">
            <text:p>0.002222222</text:p>
          </table:table-cell>
          <table:table-cell office:value-type="float" office:value="2222.2222222222222" table:formula="of:=[.E12]*10^6" table:style-name="ce1">
            <text:p>2222.222222</text:p>
          </table:table-cell>
          <table:table-cell office:value-type="float" office:value="2172.2222222222222" table:formula="of:=[.F12]-50" table:style-name="ce1">
            <text:p>2172.222222</text:p>
          </table:table-cell>
          <table:table-cell office:value-type="string" office:string-value="87C" table:formula="of:=DEC2HEX([.G12])" table:style-name="ce1">
            <text:p>87C</text:p>
          </table:table-cell>
          <table:table-cell office:value-type="string" table:style-name="ce1">
            <text:p>kni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of:=[.A13]/[.B13]" table:style-name="ce1">
            <text:p>2</text:p>
          </table:table-cell>
          <table:table-cell office:value-type="float" office:value="480" table:formula="of:=[.C13]*240" table:style-name="ce1">
            <text:p>480</text:p>
          </table:table-cell>
          <table:table-cell office:value-type="float" office:value="2.0833333333333333E-3" table:formula="of:=1/[.D13]" table:style-name="ce1">
            <text:p>0.002083333</text:p>
          </table:table-cell>
          <table:table-cell office:value-type="float" office:value="2083.3333333333335" table:formula="of:=[.E13]*10^6" table:style-name="ce1">
            <text:p>2083.333333</text:p>
          </table:table-cell>
          <table:table-cell office:value-type="float" office:value="2033.3333333333335" table:formula="of:=[.F13]-50" table:style-name="ce1">
            <text:p>2033.333333</text:p>
          </table:table-cell>
          <table:table-cell office:value-type="string" office:string-value="7F1" table:formula="of:=DEC2HEX([.G13])" table:style-name="ce1">
            <text:p>7F1</text:p>
          </table:table-cell>
          <table:table-cell office:value-type="string" table:style-name="ce1">
            <text:p>sa(up)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">
            <text:p>final num mcs</text:p>
          </table:table-cell>
          <table:table-cell table:number-columns-repeated="16377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Puneet Nemade</dc:creator>
    <meta:creation-date>2018-08-25T21:42:15Z</meta:creation-date>
    <dc:date>2018-08-30T20:06:53Z</dc:date>
    <meta:editing-cycles>3</meta:editing-cycles>
    <meta:editing-duration>PT10798S</meta:editing-duration>
  </office:meta>
</office:document-meta>
</file>